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2" style:family="graphic">
      <style:graphic-properties draw:fill="solid" draw:fill-color="#cc6633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3" style:family="graphic">
      <style:graphic-properties draw:marker-start="Arrowheads_20_1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4" style:family="graphic">
      <style:graphic-properties draw:marker-start="Arrowheads_20_1" draw:fill="solid" draw:fill-color="#000000" draw:textarea-horizontal-align="justify" draw:textarea-vertical-align="middle" draw:auto-grow-height="false" style:run-through="foreground" style:vertical-pos="from-top" style:vertical-rel="paragraph" style:horizontal-pos="from-left" style:horizontal-rel="paragraph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cc66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cc6633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Arrowheads_20_1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19" draw:style-name="gr8" draw:text-style-name="P2" svg:width="3.44cm" svg:height="0.742cm" svg:x="5.766cm" svg:y="18.027cm"><text:p text:style-name="P2">Cliente</text:p></draw:rect><draw:rect text:anchor-type="paragraph" draw:z-index="20" draw:style-name="gr9" draw:text-style-name="P2" svg:width="2.805cm" svg:height="0.766cm" svg:x="2.445cm" svg:y="20.375cm"><text:p text:style-name="P2">EscuchaTeclas</text:p></draw:rect><draw:rect text:anchor-type="paragraph" draw:z-index="21" draw:style-name="gr9" draw:text-style-name="P2" svg:width="2.805cm" svg:height="0.766cm" svg:x="9.573cm" svg:y="20.454cm"><text:p text:style-name="P2">EnvioServidor</text:p></draw:rect><draw:line text:anchor-type="paragraph" draw:z-index="22" draw:style-name="gr10" draw:text-style-name="P2" svg:x1="4.046cm" svg:y1="20.375cm" svg:x2="6.343cm" svg:y2="18.768cm"><text:p/></draw:line><draw:line text:anchor-type="paragraph" draw:z-index="23" draw:style-name="gr10" draw:text-style-name="P2" svg:x1="10.31cm" svg:y1="20.454cm" svg:x2="8.738cm" svg:y2="18.803cm"><text:p/></draw:line><draw:rect text:anchor-type="paragraph" draw:z-index="0" draw:style-name="gr1" draw:text-style-name="P2" svg:width="3.44cm" svg:height="0.742cm" svg:x="5.599cm" svg:y="4.277cm"><text:p text:style-name="P2">Servidor principal</text:p></draw:rect><draw:rect text:anchor-type="paragraph" draw:z-index="1" draw:style-name="gr1" draw:text-style-name="P2" svg:width="2.805cm" svg:height="0.766cm" svg:x="-0.676cm" svg:y="7.146cm"><text:p text:style-name="P2">Servidor partida</text:p></draw:rect><draw:rect text:anchor-type="paragraph" draw:z-index="2" draw:style-name="gr2" draw:text-style-name="P2" svg:width="4.216cm" svg:height="0.858cm" svg:x="14.201cm" svg:y="6.849cm"><text:p text:style-name="P2">temporizadorTorneo</text:p></draw:rect><draw:rect text:anchor-type="paragraph" draw:z-index="3" draw:style-name="gr2" draw:text-style-name="P2" svg:width="3.754cm" svg:height="0.775cm" svg:x="13.446cm" svg:y="9.982cm"><text:p text:style-name="P2">keepAliveJugadores</text:p></draw:rect><draw:rect text:anchor-type="paragraph" draw:z-index="4" draw:style-name="gr2" draw:text-style-name="P2" svg:width="3.874cm" svg:height="0.98cm" svg:x="14.437cm" svg:y="8.514cm"><text:p text:style-name="P2">lecturaDeResultados</text:p></draw:rect><draw:rect text:anchor-type="paragraph" draw:z-index="5" draw:style-name="gr2" draw:text-style-name="P2" svg:width="2.805cm" svg:height="0.766cm" svg:x="2.272cm" svg:y="11.621cm"><text:p text:style-name="P2">sender1_thread</text:p></draw:rect><draw:rect text:anchor-type="paragraph" draw:z-index="6" draw:style-name="gr2" draw:text-style-name="P2" svg:width="2.805cm" svg:height="0.766cm" svg:x="4.611cm" svg:y="8.77cm"><text:p text:style-name="P2">timer_thread</text:p></draw:rect><draw:line text:anchor-type="paragraph" draw:z-index="7" draw:style-name="gr3" draw:text-style-name="P2" svg:x1="14.589cm" svg:y1="9.982cm" svg:x2="8.71cm" svg:y2="5.018cm"><text:p/></draw:line><draw:line text:anchor-type="paragraph" draw:z-index="8" draw:style-name="gr3" draw:text-style-name="P2" svg:x1="15.668cm" svg:y1="8.514cm" svg:x2="9.038cm" svg:y2="5.018cm"><text:p/></draw:line><draw:line text:anchor-type="paragraph" draw:z-index="9" draw:style-name="gr3" draw:text-style-name="P2" svg:x1="14.277cm" svg:y1="6.849cm" svg:x2="9.038cm" svg:y2="4.699cm"><text:p/></draw:line><draw:line text:anchor-type="paragraph" draw:z-index="10" draw:style-name="gr3" draw:text-style-name="P2" svg:x1="0.533cm" svg:y1="7.145cm" svg:x2="5.599cm" svg:y2="4.628cm"><text:p/></draw:line><draw:line text:anchor-type="paragraph" draw:z-index="11" draw:style-name="gr3" draw:text-style-name="P2" svg:x1="5.369cm" svg:y1="8.77cm" svg:x2="2.129cm" svg:y2="7.414cm"><text:p/></draw:line><draw:custom-shape text:anchor-type="paragraph" draw:z-index="12" draw:style-name="gr4" draw:text-style-name="P3" svg:width="0.375cm" svg:height="0.454cm" svg:x="3.422cm" svg:y="7.14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style-name="gr4" draw:text-style-name="P2" svg:width="0.371cm" svg:height="0.451cm" svg:x="4.344cm" svg:y="7.14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14" draw:style-name="gr4" draw:text-style-name="P2" svg:width="0.371cm" svg:height="0.451cm" svg:x="5.228cm" svg:y="7.14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" draw:style-name="gr3" draw:text-style-name="P2" svg:x1="5.055cm" svg:y1="6.367cm" svg:x2="6.337cm" svg:y2="5.018cm"><text:p/></draw:line><draw:rect text:anchor-type="paragraph" draw:z-index="24" draw:style-name="gr2" draw:text-style-name="P2" svg:width="3.754cm" svg:height="0.775cm" svg:x="13.023cm" svg:y="11.095cm"><text:p text:style-name="P2">establecerPartidas</text:p></draw:rect><draw:rect text:anchor-type="paragraph" draw:z-index="25" draw:style-name="gr2" draw:text-style-name="P2" svg:width="3.754cm" svg:height="0.775cm" svg:x="10.732cm" svg:y="12.023cm"><text:p text:style-name="P2">aceptarJugadores</text:p></draw:rect><draw:rect text:anchor-type="paragraph" draw:z-index="26" draw:style-name="gr2" draw:text-style-name="P2" svg:width="3.754cm" svg:height="0.775cm" svg:x="7.662cm" svg:y="10.813cm"><text:p text:style-name="P2">modoGrafico</text:p></draw:rect><draw:line text:anchor-type="paragraph" draw:z-index="27" draw:style-name="gr3" draw:text-style-name="P2" svg:x1="9.057cm" svg:y1="10.812cm" svg:x2="7.595cm" svg:y2="5.018cm"><text:p/></draw:line><draw:line text:anchor-type="paragraph" draw:z-index="28" draw:style-name="gr3" draw:text-style-name="P2" svg:x1="12.467cm" svg:y1="12.022cm" svg:x2="8.013cm" svg:y2="5.018cm"><text:p/></draw:line><draw:line text:anchor-type="paragraph" draw:z-index="29" draw:style-name="gr3" draw:text-style-name="P2" svg:x1="13.441cm" svg:y1="11.095cm" svg:x2="8.467cm" svg:y2="5.018cm"><text:p/></draw:line><draw:rect text:anchor-type="paragraph" draw:z-index="30" draw:style-name="gr2" draw:text-style-name="P2" svg:width="3.754cm" svg:height="0.775cm" svg:x="13.864cm" svg:y="4.979cm"><text:p text:style-name="P2">receiver</text:p></draw:rect><draw:line text:anchor-type="paragraph" draw:z-index="31" draw:style-name="gr3" draw:text-style-name="P2" svg:x1="13.864cm" svg:y1="5.256cm" svg:x2="9.038cm" svg:y2="4.524cm"><text:p/></draw:line><draw:rect text:anchor-type="paragraph" draw:z-index="32" draw:style-name="gr2" draw:text-style-name="P2" svg:width="3.437cm" svg:height="0.694cm" svg:x="3.533cm" svg:y="9.779cm"><text:p text:style-name="P2">receiver1_thread</text:p></draw:rect><draw:rect text:anchor-type="paragraph" draw:z-index="33" draw:style-name="gr2" draw:text-style-name="P2" svg:width="3.366cm" svg:height="0.731cm" svg:x="2.942cm" svg:y="10.719cm"><text:p text:style-name="P2">receiver2_thread</text:p></draw:rect><draw:rect text:anchor-type="paragraph" draw:z-index="34" draw:style-name="gr2" draw:text-style-name="P2" svg:width="2.805cm" svg:height="0.766cm" svg:x="1.609cm" svg:y="12.596cm"><text:p text:style-name="P2">sender2_thread</text:p></draw:rect><draw:rect text:anchor-type="paragraph" draw:z-index="35" draw:style-name="gr2" draw:text-style-name="P2" svg:width="3.587cm" svg:height="0.803cm" svg:x="0.808cm" svg:y="13.64cm"><text:p text:style-name="P2">validator1_thread</text:p></draw:rect><draw:rect text:anchor-type="paragraph" draw:z-index="40" draw:style-name="gr2" draw:text-style-name="P2" svg:width="3.587cm" svg:height="0.803cm" svg:x="0.25cm" svg:y="14.72cm"><text:p text:style-name="P2">validator2_thread</text:p></draw:rect><draw:rect text:anchor-type="paragraph" draw:z-index="42" draw:style-name="gr2" draw:text-style-name="P2" svg:width="4.386cm" svg:height="0.869cm" svg:x="-0.547cm" svg:y="15.764cm"><text:p text:style-name="P2">sharedMemory_thread</text:p></draw:rect><draw:rect text:anchor-type="paragraph" draw:z-index="44" draw:style-name="gr9" draw:text-style-name="P2" svg:width="2.805cm" svg:height="0.766cm" svg:x="8.285cm" svg:y="21.638cm"><text:p text:style-name="P2">EscuchaTorneo</text:p></draw:rect><draw:rect text:anchor-type="paragraph" draw:z-index="45" draw:style-name="gr9" draw:text-style-name="P2" svg:width="2.805cm" svg:height="0.766cm" svg:x="4.214cm" svg:y="21.602cm"><text:p text:style-name="P2">EscuchaServido</text:p></draw:rect><draw:line text:anchor-type="paragraph" draw:z-index="46" draw:style-name="gr10" draw:text-style-name="P2" svg:x1="9.266cm" svg:y1="21.638cm" svg:x2="8.001cm" svg:y2="18.768cm"><text:p/></draw:line><draw:line text:anchor-type="paragraph" draw:z-index="47" draw:style-name="gr10" draw:text-style-name="P2" svg:x1="6.274cm" svg:y1="21.603cm" svg:x2="7.018cm" svg:y2="18.733cm"><text:p/></draw:line><draw:rect text:anchor-type="paragraph" draw:z-index="16" draw:style-name="gr5" draw:text-style-name="P2" svg:width="4.71cm" svg:height="0.793cm" svg:x="0.258cm" svg:y="1.789cm"><text:p text:style-name="P2">Proceso pesado</text:p></draw:rect><draw:rect text:anchor-type="paragraph" draw:z-index="17" draw:style-name="gr6" draw:text-style-name="P2" svg:width="4.657cm" svg:height="0.805cm" svg:x="0.258cm" svg:y="2.965cm"><text:p text:style-name="P2">Thread</text:p></draw:rect><draw:line text:anchor-type="paragraph" draw:z-index="18" draw:style-name="gr7" draw:text-style-name="P2" svg:x1="4.5cm" svg:y1="9.779cm" svg:x2="2.129cm" svg:y2="7.634cm"><text:p/></draw:line><draw:line text:anchor-type="paragraph" draw:z-index="36" draw:style-name="gr7" draw:text-style-name="P2" svg:x1="3.247cm" svg:y1="10.719cm" svg:x2="1.503cm" svg:y2="7.911cm"><text:p/></draw:line><draw:line text:anchor-type="paragraph" draw:z-index="37" draw:style-name="gr7" draw:text-style-name="P2" svg:x1="2.586cm" svg:y1="11.62cm" svg:x2="0.85cm" svg:y2="7.911cm"><text:p/></draw:line><draw:line text:anchor-type="paragraph" draw:z-index="38" draw:style-name="gr7" draw:text-style-name="P2" svg:x1="2.029cm" svg:y1="12.596cm" svg:x2="0.464cm" svg:y2="7.911cm"><text:p/></draw:line><draw:line text:anchor-type="paragraph" draw:z-index="39" draw:style-name="gr7" draw:text-style-name="P2" svg:x1="1.367cm" svg:y1="13.64cm" svg:x2="0.15cm" svg:y2="7.911cm"><text:p/></draw:line><draw:line text:anchor-type="paragraph" draw:z-index="41" draw:style-name="gr7" draw:text-style-name="P2" svg:x1="0.568cm" svg:y1="14.719cm" svg:x2="-0.097cm" svg:y2="7.738cm"><text:p/></draw:line><draw:line text:anchor-type="paragraph" draw:z-index="43" draw:style-name="gr7" draw:text-style-name="P2" svg:x1="-0.165cm" svg:y1="15.764cm" svg:x2="-0.415cm" svg:y2="7.911cm"><text:p/></draw:line>Diseño del jue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-Frogger-Tournamen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pi </meta:initial-creator>
    <meta:creation-date>2012-11-20T05:02:22</meta:creation-date>
    <dc:date>2014-07-22T00:01:46.093525175</dc:date>
    <meta:editing-duration>PT14M7S</meta:editing-duration>
    <meta:editing-cycles>6</meta:editing-cycles>
    <meta:generator>LibreOffice/4.2.4.2$Linux_x86 LibreOffice_project/420m0$Build-2</meta:generator>
    <meta:printed-by>Espi </meta:printed-by>
    <meta:print-date>2012-11-20T05:20:12</meta:print-date>
    <meta:document-statistic meta:table-count="0" meta:image-count="0" meta:object-count="0" meta:page-count="1" meta:paragraph-count="2" meta:word-count="4" meta:character-count="36" meta:non-whitespace-character-count="34"/>
  </office:meta>
</office:document-meta>
</file>